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E000001D099AFC59E6256633D.png" manifest:media-type="image/png"/>
  <manifest:file-entry manifest:full-path="Pictures/10000201000004B2000001E149DA323673A2D866.png" manifest:media-type="image/png"/>
  <manifest:file-entry manifest:full-path="Pictures/10000201000004A7000001DDCF43D5A300DE031C.png" manifest:media-type="image/png"/>
  <manifest:file-entry manifest:full-path="Pictures/100002010000048C000001DA3D0D17BC48109195.png" manifest:media-type="image/png"/>
  <manifest:file-entry manifest:full-path="Pictures/100002010000049F000001C3DA71B0FAB8F9F488.png" manifest:media-type="image/png"/>
  <manifest:file-entry manifest:full-path="Pictures/100002010000048F000001D3C1C4BD85DB4C4F0D.png" manifest:media-type="image/png"/>
  <manifest:file-entry manifest:full-path="Pictures/10000201000004A2000001D8B5AB3ACBC9BE0A3B.png" manifest:media-type="image/png"/>
  <manifest:file-entry manifest:full-path="Pictures/100002010000049100000203563C6C884CA09582.png" manifest:media-type="image/png"/>
  <manifest:file-entry manifest:full-path="Pictures/100002010000049D000001E455AACEDB6B9ECA77.png" manifest:media-type="image/png"/>
  <manifest:file-entry manifest:full-path="Pictures/1000020100000470000002446DAC3D93BBE6E3C3.png" manifest:media-type="image/png"/>
  <manifest:file-entry manifest:full-path="Pictures/1000020100000490000001CF94EB8D43BA148A57.png" manifest:media-type="image/png"/>
  <manifest:file-entry manifest:full-path="Pictures/10000201000004640000022ECD205C6CD179A3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Optionals</text:p>
          </draw:text-box>
        </draw:frame>
        <draw:frame draw:style-name="gr1" draw:text-style-name="P1" draw:layer="layout" svg:width="27.999cm" svg:height="13.899cm" svg:x="0.044cm" svg:y="0.932cm">
          <draw:image xlink:href="Pictures/10000201000004640000022ECD205C6CD179A3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3" draw:text-style-name="P1" draw:layer="layout" svg:width="27.999cm" svg:height="14.294cm" svg:x="0.044cm" svg:y="0.735cm">
          <draw:image xlink:href="Pictures/1000020100000470000002446DAC3D93BBE6E3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1" draw:text-style-name="P1" draw:layer="layout" svg:width="26.8cm" svg:height="11.806cm" svg:x="0.2cm" svg:y="1.666cm">
          <draw:image xlink:href="Pictures/100002010000049100000203563C6C884CA095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draw:style-name="gr3" draw:text-style-name="P1" draw:layer="layout" svg:width="27.999cm" svg:height="11.141cm" svg:x="0.044cm" svg:y="2.311cm">
          <draw:image xlink:href="Pictures/10000201000004A2000001D8B5AB3ACBC9BE0A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3" draw:text-style-name="P1" draw:layer="layout" svg:width="27.999cm" svg:height="10.673cm" svg:x="0.044cm" svg:y="2.545cm">
          <draw:image xlink:href="Pictures/100002010000049F000001C3DA71B0FAB8F9F4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3" draw:text-style-name="P1" draw:layer="layout" svg:width="27.999cm" svg:height="11.203cm" svg:x="0.044cm" svg:y="2.28cm">
          <draw:image xlink:href="Pictures/100002010000048F000001D3C1C4BD85DB4C4F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1" draw:layer="layout" svg:width="27.999cm" svg:height="11.098cm" svg:x="0.044cm" svg:y="2.333cm">
          <draw:image xlink:href="Pictures/1000020100000490000001CF94EB8D43BA148A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1" draw:layer="layout" svg:width="27.999cm" svg:height="11.4cm" svg:x="0.044cm" svg:y="2.182cm">
          <draw:image xlink:href="Pictures/100002010000048C000001DA3D0D17BC481091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draw:style-name="gr3" draw:text-style-name="P1" draw:layer="layout" svg:width="27.999cm" svg:height="11.474cm" svg:x="-0.056cm" svg:y="2.145cm">
          <draw:image xlink:href="Pictures/100002010000049D000001E455AACEDB6B9ECA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draw:style-name="gr3" draw:text-style-name="P1" draw:layer="layout" svg:width="27.999cm" svg:height="11.203cm" svg:x="0.044cm" svg:y="2.28cm">
          <draw:image xlink:href="Pictures/10000201000004B2000001E149DA323673A2D86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draw:style-name="gr3" draw:text-style-name="P1" draw:layer="layout" svg:width="27.999cm" svg:height="11.141cm" svg:x="0.044cm" svg:y="2.311cm">
          <draw:image xlink:href="Pictures/100002010000048E000001D099AFC59E625663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1" draw:layer="layout" svg:width="27.999cm" svg:height="11.213cm" svg:x="0.044cm" svg:y="2.275cm">
          <draw:image xlink:href="Pictures/10000201000004A7000001DDCF43D5A300DE03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3:22:36.047335525</meta:creation-date>
    <dc:date>2021-03-07T00:53:31.056948410</dc:date>
    <meta:editing-duration>PT3M56S</meta:editing-duration>
    <meta:editing-cycles>2</meta:editing-cycles>
    <meta:generator>LibreOffice/6.4.6.2$Linux_X86_64 LibreOffice_project/40$Build-2</meta:generator>
    <meta:document-statistic meta:object-count="62"/>
  </office:meta>
</office:document-meta>
</file>